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.00000286102294921875" calcext:value-type="float">
            <text:p>2.86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691413879394531" calcext:value-type="float">
            <text:p>6.91E-06</text:p>
          </table:table-cell>
          <table:table-cell table:style-name="ce1" office:value-type="float" office:value="0.00000524520874023438" calcext:value-type="float">
            <text:p>5.25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102996826171875" calcext:value-type="float">
            <text:p>0.000102996826172</text:p>
          </table:table-cell>
          <table:table-cell table:style-name="ce1" office:value-type="float" office:value="0.0000519752502441406" calcext:value-type="float">
            <text:p>5.20E-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940299034118653" calcext:value-type="float">
            <text:p>0.009402990341187</text:p>
          </table:table-cell>
          <table:table-cell office:value-type="float" office:value="0.00435924530029297" calcext:value-type="float">
            <text:p>0.00435924530029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995107650756836" calcext:value-type="float">
            <text:p>0.995107650756836</text:p>
          </table:table-cell>
          <table:table-cell office:value-type="float" office:value="0.416083097457886" calcext:value-type="float">
            <text:p>0.4160830974578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.0171799659729" calcext:value-type="float">
            <text:p>4.0171799659729</text:p>
          </table:table-cell>
          <table:table-cell office:value-type="float" office:value="1.69092583656311" calcext:value-type="float">
            <text:p>1.6909258365631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6.298139333725" calcext:value-type="float">
            <text:p>16.298139333725</text:p>
          </table:table-cell>
          <table:table-cell office:value-type="float" office:value="6.71001505851746" calcext:value-type="float">
            <text:p>6.7100150585174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6.6561803817749" calcext:value-type="float">
            <text:p>36.6561803817749</text:p>
          </table:table-cell>
          <table:table-cell office:value-type="float" office:value="15.9020648002625" calcext:value-type="float">
            <text:p>15.902064800262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4.1683833599091" calcext:value-type="float">
            <text:p>64.1683833599091</text:p>
          </table:table-cell>
          <table:table-cell office:value-type="float" office:value="28.2921404838562" calcext:value-type="float">
            <text:p>28.292140483856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.415602445602" calcext:value-type="float">
            <text:p>100.415602445602</text:p>
          </table:table-cell>
          <table:table-cell office:value-type="float" office:value="41.860132932663" calcext:value-type="float">
            <text:p>41.8601329326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5:30:27.516789067</meta:creation-date>
    <dc:date>2019-08-22T15:41:33.104886710</dc:date>
    <meta:editing-duration>PT11M7S</meta:editing-duration>
    <meta:editing-cycles>2</meta:editing-cycles>
    <meta:generator>LibreOffice/6.2.6.2$Linux_X86_64 LibreOffice_project/20$Build-2</meta:generator>
    <meta:document-statistic meta:table-count="1" meta:cell-count="30" meta:object-count="0"/>
  </office:meta>
</office:document-meta>
</file>